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281.76pt"/>
    </style:style>
    <style:style style:name="co4" style:family="table-column">
      <style:table-column-properties fo:break-before="auto" style:column-width="413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9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5.7pt" fo:break-before="auto" style:use-optimal-row-height="false"/>
    </style:style>
    <style:style style:name="ro6" style:family="table-row">
      <style:table-row-properties style:row-height="57.71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14.94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3.95pt" fo:break-before="auto" style:use-optimal-row-height="false"/>
    </style:style>
    <style:style style:name="ro12" style:family="table-row">
      <style:table-row-properties style:row-height="24.69pt" fo:break-before="auto" style:use-optimal-row-height="false"/>
    </style:style>
    <style:style style:name="ro13" style:family="table-row">
      <style:table-row-properties style:row-height="35.04pt" fo:break-before="auto" style:use-optimal-row-height="true"/>
    </style:style>
    <style:style style:name="ro14" style:family="table-row">
      <style:table-row-properties style:row-height="13.44pt" fo:break-before="auto" style:use-optimal-row-height="false"/>
    </style:style>
    <style:style style:name="ro15" style:family="table-row">
      <style:table-row-properties style:row-height="43.46pt" fo:break-before="auto" style:use-optimal-row-height="false"/>
    </style:style>
    <style:style style:name="ro16" style:family="table-row">
      <style:table-row-properties style:row-height="42.69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17.21pt" fo:break-before="auto" style:use-optimal-row-height="false"/>
    </style:style>
    <style:style style:name="ro19" style:family="table-row">
      <style:table-row-properties style:row-height="29.96pt" fo:break-before="auto" style:use-optimal-row-height="false"/>
    </style:style>
    <style:style style:name="ro20" style:family="table-row">
      <style:table-row-properties style:row-height="26.96pt" fo:break-before="auto" style:use-optimal-row-height="false"/>
    </style:style>
    <style:style style:name="ro21" style:family="table-row">
      <style:table-row-properties style:row-height="18.71pt" fo:break-before="auto" style:use-optimal-row-height="false"/>
    </style:style>
    <style:style style:name="ro22" style:family="table-row">
      <style:table-row-properties style:row-height="26.19pt" fo:break-before="auto" style:use-optimal-row-height="false"/>
    </style:style>
    <style:style style:name="ro23" style:family="table-row">
      <style:table-row-properties style:row-height="32.71pt" fo:break-before="auto" style:use-optimal-row-height="false"/>
    </style:style>
    <style:style style:name="ro24" style:family="table-row">
      <style:table-row-properties style:row-height="19.45pt" fo:break-before="auto" style:use-optimal-row-height="false"/>
    </style:style>
    <style:style style:name="ro25" style:family="table-row">
      <style:table-row-properties style:row-height="36.11pt" fo:break-before="auto" style:use-optimal-row-height="true"/>
    </style:style>
    <style:style style:name="ro26" style:family="table-row">
      <style:table-row-properties style:row-height="12.95pt" fo:break-before="auto" style:use-optimal-row-height="true"/>
    </style:style>
    <style:style style:name="ro27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66" style:text-align-source="fix" style:repeat-content="false" fo:wrap-option="wrap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7e0021" fo:wrap-option="wrap" fo:border="0.06pt solid #000000"/>
    </style:style>
    <style:style style:name="ce10" style:family="table-cell" style:parent-style-name="Default">
      <style:table-cell-properties fo:background-color="#cc9966" fo:wrap-option="wrap" fo:border="0.06pt solid #000000"/>
    </style:style>
    <style:style style:name="ce11" style:family="table-cell" style:parent-style-name="Default">
      <style:table-cell-properties fo:border-bottom="2.01pt solid #000000" fo:background-color="#cc9966" fo:wrap-option="wrap" fo:border-left="none" fo:border-right="none" fo:border-top="2.01pt solid #000000"/>
    </style:style>
    <style:style style:name="ce1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6" style:family="table-cell" style:parent-style-name="Default">
      <style:table-cell-properties fo:border-bottom="2.01pt solid #000000" fo:wrap-option="wrap" fo:border-left="none" fo:border-right="none" fo:border-top="2.01pt solid #0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fo:background-color="#cc9966" fo:wrap-option="wrap" fo:border="0.06pt solid #000000" style:vertical-align="top"/>
    </style:style>
    <style:style style:name="ce31" style:family="table-cell" style:parent-style-name="Default">
      <style:table-cell-properties fo:background-color="#dddddd" fo:wrap-option="wrap" fo:border="0.06pt solid #000000"/>
    </style:style>
    <style:style style:name="ce3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ffff" fo:border="0.06pt solid #000000"/>
    </style:style>
    <style:style style:name="ce3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ackground-color="#ffffff" fo:wrap-option="wrap" fo:border="0.06pt solid #000000"/>
    </style:style>
    <style:style style:name="ce36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8" style:family="table-cell" style:parent-style-name="Default">
      <style:table-cell-properties fo:background-color="#333366" fo:wrap-option="wrap" fo:border="0.06pt solid #000000" style:vertical-align="top"/>
    </style:style>
    <style:style style:name="ce39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333366" fo:wrap-option="wrap" fo:border="0.06pt solid #000000"/>
    </style:style>
    <style:style style:name="ce41" style:family="table-cell" style:parent-style-name="Default">
      <style:table-cell-properties fo:background-color="#333366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name="Liberation Sans" fo:font-weight="bold" style:font-name-asian="Noto Sans CJK SC Regular" style:font-name-complex="FreeSans" style:font-weight-asian="bold" style:font-weight-complex="bold"/>
    </style:style>
    <style:style style:name="T4" style:family="text">
      <style:text-properties style:font-name="Liberation Sans" style:font-name-asian="Noto Sans CJK SC Regular" style:font-name-complex="FreeSans"/>
    </style:style>
    <style:style style:name="T5" style:family="text">
      <style:text-properties style:font-name="Liberation Sans" style:font-name-asian="Noto Sans CJK SC Regular" style:font-name-complex="FreeSans" fo:font-style="italic" style:font-style-asian="italic" style:font-style-complex="italic"/>
    </style:style>
    <style:style style:name="T6" style:family="text">
      <style:text-properties fo:font-weight="bold" style:font-name-asian="Noto Sans CJK SC Regular" style:font-name-complex="FreeSans" style:font-weight-asian="bold" style:font-weight-complex="bold"/>
    </style:style>
    <style:style style:name="T7" style:family="text">
      <style:text-properties style:font-name-asian="Noto Sans CJK SC Regular" style:font-name-complex="FreeSans"/>
    </style:style>
    <style:style style:name="T8" style:family="text">
      <style:text-properties style:font-name-asian="Noto Sans CJK SC Regular" style:font-name-complex="FreeSans"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1.1" table:style-name="ta1">
        <table:table-column table:style-name="co1" table:default-cell-style-name="ce7"/>
        <table:table-column table:style-name="co1" table:default-cell-style-name="ce10"/>
        <table:table-column table:style-name="co2" table:default-cell-style-name="ce10"/>
        <table:table-column table:style-name="co1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1" calcext:value-type="float" table:number-columns-spanned="2" table:number-rows-spanned="2">
            <text:p>1.1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-a</text:p>
          </table:table-cell>
          <table:covered-table-cell table:style-name="ce8"/>
          <table:covered-table-cell/>
          <table:covered-table-cell table:style-name="ce17"/>
          <table:table-cell table:style-name="ce20"/>
        </table:table-row>
        <table:table-row table:style-name="ro2">
          <table:covered-table-cell table:style-name="ce2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3">Założenia początkowe:</text:span></text:p>
            <text:p><text:span text:style-name="T4">Na komputerze zainstalowany jest system Ubuntu16.04, obci, Svarog. </text:span></text:p>
            <text:p><text:span text:style-name="T4">Sygnał testowy: </text:span><text:span text:style-name="T4"><text:a xlink:href="https://www.dropbox.com/s/xs2w5jimvg4ofuh/test_signal.tar.gz?dl=0" xlink:type="simple">https://www.dropbox.com/s/xs2w5jimvg4ofuh/test_signal.tar.gz?dl=0</text:a></text:span><text:span text:style-name="T4"> pobrany i rozpakowany w katalogu domowym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text:span text:style-name="T4">Jeżeli wykonanie tej komendy wciąż pozostawia otwarte procesy obci, należy zresetować komputer) </text:span></text:p>
            <text:p><text:span text:style-name="T4">Pusty katalog ~/.obci/logs (jeżeli katalog nie jest pusty usuń wszystko komendą </text:span><text:span text:style-name="T5">$ rm -rf ~/.obci</text:span><text:span text:style-name="T4"> przed rozpoczęciem testu)</text:span></text:p>
          </table:table-cell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A. Uruchomienie Svarog-a i wczytanie sygnału testowego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Svarog-a komendą:</text:p>
            <text:p><text:span text:style-name="T1">$ svar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Svarog-a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3. Z paska menu wybierz File → Open Signal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W oknie menadżera plików wybierz test_sigal.raw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arametry sygnału widoczne w oknie dialogowym “Open signal”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5. Wybierz przycisk Next znajdujący się na dole okna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6. Wybierz przycisk Finish znajdujący się u dołu strony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Sygnał widoczny w głównym oknie Svarog-a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/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Wróć do terminala (Alt+Tab)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2. Otwórz nową zakładkę (Ctrl+Shift+t)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 z nową zakładką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3. Wyświetl zawartość katalogu ~/.obci/logs: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4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Czasy logowania pokrywają się z czasem wykonania testu.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5. Zamknij edytor krzyżykiem znajdującym się w prawym górnym rogu ekranu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5">
          <table:table-cell table:style-name="ce4" office:value-type="string" calcext:value-type="string" table:number-columns-spanned="6" table:number-rows-spanned="1">
            <text:p>C. Zamknięcie Svarog-a</text:p>
          </table:table-cell>
          <table:covered-table-cell table:number-columns-repeated="2"/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1. Wróć do okna Svarog-a (Alt+Tab)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 Svarog-a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2. Zamknij Svarog-a krzyżykiem znajdującym się w pra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19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. Wyświetl zawartość katalogu ~/.obci/logs: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 table:style-name="ce17"/>
          <table:table-cell table:style-name="ce21" office:value-type="string" calcext:value-type="string" table:number-columns-spanned="1" table:number-rows-spanned="2">
            <text:p>D1 i D2 do omówienia</text:p>
          </table:table-cell>
        </table:table-row>
        <table:table-row table:style-name="ro3">
          <table:table-cell table:style-name="ce6" office:value-type="string" calcext:value-type="string" table:number-columns-spanned="3" table:number-rows-spanned="1">
            <text:p>2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Czasy logowania pokrywają się z czasem wykonania testu.</text:p>
          </table:table-cell>
          <table:covered-table-cell/>
          <table:table-cell table:style-name="ce17"/>
          <table:covered-table-cell/>
        </table:table-row>
        <table:table-row table:style-name="ro1" table:number-rows-repeated="11">
          <table:table-cell/>
          <table:table-cell table:style-name="ce7" table:number-columns-repeated="2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</table:table-row>
      </table:table>
      <table:table table:name="1.2" table:style-name="ta1">
        <table:table-column table:style-name="co1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3" table:default-cell-style-name="ce8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2" calcext:value-type="float" table:number-columns-spanned="2" table:number-rows-spanned="2">
            <text:p>1.2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_server</text:p>
          </table:table-cell>
          <table:covered-table-cell table:style-name="ce8"/>
          <table:covered-table-cell/>
          <table:covered-table-cell table:style-name="ce17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6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folderze znajduje się plik obci_server.log.sqlite</text:p>
          </table:table-cell>
          <table:covered-table-cell/>
          <table: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 programu sqliteman</text:p>
          </table:table-cell>
          <table:covered-table-cell/>
          <table:table-cell table:style-name="ce1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style-name="ce17"/>
          <table:table-cell/>
        </table:table-row>
        <table:table-row table:style-name="ro9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0">
          <table:table-cell table:style-name="ce22" office:value-type="string" calcext:value-type="string" table:number-columns-spanned="6" table:number-rows-spanned="1">
            <text:p>C. Zamknięcie obci gui i obci_srv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okna obci gui (Alt+Tab) i zaamknij okno obci krzyżykiem w prawym górnym rogu okna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anla</text:p>
          </table:table-cell>
          <table:covered-table-cell/>
          <table:table-cell table:style-name="ce17"/>
          <table:table-cell/>
        </table:table-row>
        <table:table-row table:style-name="ro12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0">
          <table:table-cell table:style-name="ce22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24" office:value-type="string" calcext:value-type="string" table:number-columns-spanned="2" table:number-rows-spanned="1">
            <text:p>Plik nie jest pusty. Po prawej stronie lista z logami. Czasy logowania pokrywają się z czasem wykonania testu. W kolumnie Source jest tylko obci_server.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 table:number-columns-repeated="3"/>
          <table:table-cell table:style-name="ce25" table:number-columns-spanned="2" table:number-rows-spanned="1"/>
          <table:covered-table-cell table:style-name="ce7"/>
          <table:table-cell table:number-columns-repeated="2"/>
        </table:table-row>
        <table:table-row table:style-name="ro3">
          <table:table-cell table:number-columns-repeated="3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5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1" table:number-rows-repeated="15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</table:table>
      <table:table table:name="1.3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8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3" calcext:value-type="float" table:number-columns-spanned="2" table:number-rows-spanned="2">
            <text:p>1.3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 gui</text:p>
          </table:table-cell>
          <table:covered-table-cell table:style-name="ce8"/>
          <table:covered-table-cell/>
          <table:covered-table-cell table:style-name="ce17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/>
          <table:covered-table-cell table:style-name="ce13"/>
          <table:covered-table-cell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folderze znajdują się pliki obci_server.log.sqlite oraz Dummy amplifier - &lt;timestamp&gt;.log.sqlite**</text:p>
          </table:table-cell>
          <table:covered-table-cell/>
          <table: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style-name="ce1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style-name="ce17"/>
          <table:table-cell/>
        </table:table-row>
        <table:table-row table:style-name="ro14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5">
          <table:table-cell table:style-name="ce6"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style-name="ce17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Dummy amplifier</text:p>
          </table:table-cell>
          <table:covered-table-cell/>
          <table:table-cell table:style-name="ce17"/>
          <table:table-cell/>
        </table:table-row>
        <table:table-row table:style-name="ro17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8">
          <table:table-cell table:style-name="ce27" office:value-type="string" calcext:value-type="string" table:number-columns-spanned="6" table:number-rows-spanned="1">
            <text:p>C. Przerwanie scenariusza Dummy amplifier, zamknięcie obci gui I obci_srv</text:p>
          </table:table-cell>
          <table:covered-table-cell table:number-columns-repeated="2"/>
          <table:covered-table-cell table:style-name="ce13"/>
          <table:covered-table-cell/>
          <table:covered-table-cell table:style-name="ce17"/>
          <table:table-cell/>
        </table:table-row>
        <table:table-row table:style-name="ro19">
          <table:table-cell table:style-name="ce26" office:value-type="string" calcext:value-type="string" table:number-columns-spanned="3" table:number-rows-spanned="1">
            <text:p>1. Wróć do obci (Alt+Tab),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20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21">
          <table:table-cell table:style-name="ce22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/>
          <table:covered-table-cell table:style-name="ce13"/>
          <table:covered-table-cell/>
          <table:covered-table-cell table:style-name="ce17"/>
          <table:table-cell/>
        </table:table-row>
        <table:table-row table:style-name="ro22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 Czasy logowania pokrywają się z czasem wykonania testu. W kolumnie Source są obci_server i Dummy amplifier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7"/>
          <table:table-cell table:number-columns-repeated="2"/>
        </table:table-row>
        <table:table-row table:style-name="ro3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/>
          <table:table-cell table:style-name="ce7" table:number-columns-repeated="2"/>
          <table:table-cell/>
          <table:table-cell table:style-name="ce7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</table:table-row>
      </table:table>
      <table:table table:name="1.4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podłączeniu Svarog-a pod scenariusz uruchomiony w obci gu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4">
          <table:table-cell table:style-name="ce2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0"/>
          <table:table-cell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0"/>
          <table:covered-table-cell table:number-columns-repeated="3"/>
          <table:table-cell/>
        </table:table-row>
        <table:table-row table:style-name="ro7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ą się folder:</text:p>
            <text:p>obci_server - &lt;timestamp&gt; - &lt;losowe id&gt;* oraz pusty plik svarog.log </text:p>
          </table:table-cell>
          <table:covered-table-cell/>
          <table:table-cell table:number-columns-repeated="2"/>
        </table:table-row>
        <table:table-row table:style-name="ro23">
          <table:table-cell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3">
          <table:table-cell table:style-name="ce2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9. Otwórz plik svarog_&lt;timestamp&gt;.&lt;id&gt;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7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1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5"/>
          <table:table-cell/>
        </table:table-row>
        <table:table-row table:style-name="ro4">
          <table:table-cell table:style-name="ce26" office:value-type="string" calcext:value-type="string" table:number-columns-spanned="3" table:number-rows-spanned="1">
            <text:p>1. Wróć do Svarog-a (Alt+Tab),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4">
          <table:table-cell table:style-name="ce26" office:value-type="string" calcext:value-type="string" table:number-columns-spanned="3" table:number-rows-spanned="1">
            <text:p>2. Wróć do obci gui (Alt+Tab),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3. Zamknij obci_server komendą:</text:p>
            <text:p><text:span text:style-name="T1">$ obci srv_kill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3">
          <table:table-cell table:style-name="ce7" table:number-columns-repeated="5"/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3">
          <table:table-cell table:style-name="ce7" table:number-columns-repeated="5"/>
          <table:table-cell table:style-name="Default" office:value-type="string" calcext:value-type="string">
            <text:p>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  <table:table-row table:style-name="ro1" table:number-rows-repeated="3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5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5" calcext:value-type="float" table:number-columns-spanned="2" table:number-rows-spanned="2">
            <text:p>1.5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uruchomieniu scenariusza z poziomu Svarog-a</text:p>
          </table:table-cell>
          <table:covered-table-cell table:number-columns-repeated="2" table:style-name="ce8"/>
          <table:covered-table-cell table:style-name="ce17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0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Svarog-a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4"/>
          <table:covered-table-cell table:style-name="ce8"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5"/>
          <table:table-cell table:style-name="ce33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 table:style-name="ce35"/>
          <table:table-cell table:style-name="ce33"/>
          <table:table-cell/>
        </table:table-row>
        <table:table-row table:style-name="ro14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terminala</text:p>
          </table:table-cell>
          <table:covered-table-cell table:style-name="ce35"/>
          <table:table-cell table:style-name="ce33"/>
          <table:table-cell/>
        </table:table-row>
        <table:table-row table:style-name="ro15">
          <table:table-cell table:style-name="ce6"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5"/>
          <table: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35"/>
          <table:table-cell table:style-name="ce33"/>
          <table:table-cell/>
        </table:table-row>
        <table:table-row table:style-name="ro24">
          <table:table-cell table:style-name="ce27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2"/>
          <table:covered-table-cell table:style-name="ce32"/>
          <table:covered-table-cell table:style-name="ce35"/>
          <table:covered-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21">
          <table:table-cell table:style-name="ce27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2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35"/>
          <table:table-cell table:style-name="ce33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35"/>
          <table:table-cell table:style-name="ce33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35"/>
          <table:table-cell table:style-name="ce33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/>
          <table:table-cell table:style-name="ce7" table:number-columns-repeated="2"/>
          <table:table-cell table:style-name="ce25" table:number-columns-spanned="2" table:number-rows-spanned="1"/>
          <table:covered-table-cell/>
          <table:table-cell table:number-columns-repeated="2"/>
        </table:table-row>
        <table:table-row table:style-name="ro3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/>
          <table:table-cell table:style-name="ce7" table:number-columns-repeated="2"/>
          <table:table-cell table:number-columns-repeated="2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</table:table>
      <table:table table:name="1.6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6" calcext:value-type="float" table:number-columns-spanned="2" table:number-rows-spanned="2">
            <text:p>1.6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a po wyłączeniu obc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obci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36" office:value-type="string" calcext:value-type="string" table:number-columns-spanned="6" table:number-rows-spanned="1">
            <text:p>A. Uruchomienie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1">
          <table:table-cell table:style-name="ce36" office:value-type="string" calcext:value-type="string" table:number-columns-spanned="6" table:number-rows-spanned="1">
            <text:p>B. Uruchom scenariusz Dummy amplifier</text:p>
          </table:table-cell>
          <table:covered-table-cell table:number-columns-repeated="5"/>
          <table:table-cell/>
        </table:table-row>
        <table:table-row table:style-name="ro4">
          <table:table-cell table:style-name="ce2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0"/>
          <table:table-cell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37" office:value-type="string" calcext:value-type="string" table:number-columns-spanned="6" table:number-rows-spanned="1">
            <text:p>C. Uruchom Svarog-a ze scenariuszem Dummy amplifier</text:p>
          </table:table-cell>
          <table:covered-table-cell table:number-columns-repeated="2" table:style-name="ce38"/>
          <table:covered-table-cell table:style-name="ce39"/>
          <table:covered-table-cell table:style-name="ce40"/>
          <table:covered-table-cell table:style-name="ce41"/>
          <table:table-cell/>
        </table:table-row>
        <table:table-row table:style-name="ro25">
          <table:table-cell office:value-type="string" calcext:value-type="string" table:number-columns-spanned="3" table:number-rows-spanned="1">
            <text:p>3. Wróć do terminala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4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5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ię dostępne eksperymenty.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3. Z załadowanej listy wybierz Dummy amplifier, naciśnij przycisk “Select all” znajdujący się pod listą “Available channels” i następnie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4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36" office:value-type="string" calcext:value-type="string" table:number-columns-spanned="6" table:number-rows-spanned="1">
            <text:p>D. Sprawdź zawartość katalogu ~/.obci/logs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23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5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5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0" office:value-type="string" calcext:value-type="string" table:number-columns-spanned="6" table:number-rows-spanned="1">
            <text:p>E. Zamknij obci</text:p>
          </table:table-cell>
          <table:covered-table-cell table:number-columns-repeated="5" table:style-name="Default"/>
          <table:table-cell/>
        </table:table-row>
        <table:table-row table:style-name="ro27">
          <table:table-cell table:style-name="ce26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27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27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6" table:number-rows-spanned="1">
            <text:p>G. Zamknij Svaroga</text:p>
          </table:table-cell>
          <table:covered-table-cell table:number-columns-repeated="5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1" table:number-rows-repeated="6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2:57:24.45343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5:04.325710662</meta:creation-date>
    <dc:date>2016-12-09T15:59:38.258465227</dc:date>
    <meta:editing-duration>PT3H19M46S</meta:editing-duration>
    <meta:editing-cycles>21</meta:editing-cycles>
    <meta:generator>LibreOffice/5.1.4.2$Linux_X86_64 LibreOffice_project/10m0$Build-2</meta:generator>
    <meta:document-statistic meta:table-count="6" meta:cell-count="309" meta:object-count="0"/>
  </office:meta>
</office:document-meta>
</file>